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152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USP">
      <style:table-properties table:display="true" style:writing-mode="lr-tb"/>
    </style:style>
    <style:style style:name="ta2" style:family="table" style:master-page-name="PageStyle_5f_Unicam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3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1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eck (SIM/NÃO)</text:p>
          </table:table-cell>
          <table:covered-table-cell table:style-name="ce7"/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Matheus</text:p>
          </table:table-cell>
          <table:table-cell table:style-name="ce1" office:value-type="string" calcext:value-type="string">
            <text:p>Normando</text:p>
          </table:table-cell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Wend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Modelação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39pt" draw:caption-point-x="-11.54pt" draw:caption-point-y="-22.99pt">
              <dc:date>2023-06-19T00:00:00</dc:date>
              <text:p text:style-name="P1">Ao inspecionar a página, o texto em elementos é organizado e legível</text:p>
              <text:p text:style-name="P1"><text:tab/>-Wendel Fernandes de Lana</text:p>
            </office:annotation>
            <text:p>HTML organizad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54.74pt" draw:caption-point-x="-11.54pt" draw:caption-point-y="-22.96pt">
              <dc:date>2023-06-19T00:00:00</dc:date>
              <text:p text:style-name="P1">Página organizada em títulos, subtítulos, texto</text:p>
              <text:p text:style-name="P1"><text:tab/>-Wendel Fernandes de Lana</text:p>
            </office:annotation>
            <text:p>Níveis de cabeçalh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70.5pt" draw:caption-point-x="-11.54pt" draw:caption-point-y="-22.99pt">
              <dc:date>2023-06-19T00:00:00</dc:date>
              <text:p text:style-name="P1">Texto com recuo da borda da página</text:p>
              <text:p text:style-name="P1"><text:tab/>-Wendel Fernandes de Lana</text:p>
            </office:annotation>
            <text:p>Tabulação (recuo)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86.26pt" draw:caption-point-x="-11.54pt" draw:caption-point-y="-22.99pt">
              <dc:date>2023-06-19T00:00:00</dc:date>
              <text:p text:style-name="P1">A tecla 'tab' funciona em todos elementos da página</text:p>
              <text:p text:style-name="P1"><text:tab/>-Wendel Fernandes de Lana</text:p>
            </office:annotation>
            <text:p>Âncoras (tab)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01.99pt" draw:caption-point-x="-11.54pt" draw:caption-point-y="-22.96pt">
              <dc:date>2023-06-19T00:00:00</dc:date>
              <text:p text:style-name="P1">Links são disponibilizados de forma organizada e com distância entre um e outro</text:p>
              <text:p text:style-name="P1"><text:tab/>-Wendel Fernandes de Lana</text:p>
            </office:annotation>
            <text:p>Links separado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117.75pt" draw:caption-point-x="-11.54pt" draw:caption-point-y="-22.99pt">
              <dc:date>2023-06-19T00:00:00</dc:date>
              <text:p text:style-name="P1">Nenhuma janela, aba ou popup aparece de forma indesejada na página</text:p>
              <text:p text:style-name="P1"><text:tab/>-Wendel Fernandes de Lana</text:p>
            </office:annotation>
            <text:p>Aba, popup indesejado</text:p>
          </table:table-cell>
          <table:table-cell table:style-name="ce9" table:number-columns-repeated="4"/>
          <table:table-cell table:style-name="ce12"/>
          <table:table-cell table:style-name="ce9"/>
          <table:table-cell table:style-name="ce1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5">
            <text:p>Comportamento</text:p>
          </table:table-cell>
          <table:table-cell table:style-name="ce1" office:value-type="string" calcext:value-type="string">
            <office:annotation draw:style-name="gr2" draw:text-style-name="P2" svg:width="309.09pt" svg:height="42.72pt" svg:x="207.1pt" svg:y="133.51pt" draw:caption-point-x="-11.54pt" draw:caption-point-y="-22.99pt">
              <dc:date>2023-06-19T00:00:00</dc:date>
              <text:p text:style-name="P1">É possível acessar as funções e elementos da página via teclado</text:p>
              <text:p text:style-name="P1"><text:tab/>-Wendel Fernandes de Lana</text:p>
            </office:annotation>
            <text:p>Funções via teclad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49.24pt" draw:caption-point-x="-11.54pt" draw:caption-point-y="-22.96pt">
              <dc:date>2023-06-19T00:00:00</dc:date>
              <text:p text:style-name="P1">Página atualiza automaticamente sem a interação do usuário</text:p>
              <text:p text:style-name="P1"><text:tab/>-Wendel Fernandes de Lana</text:p>
            </office:annotation>
            <text:p>Atualização automática</text:p>
          </table:table-cell>
          <table:table-cell table:style-name="ce9" table:number-columns-repeated="4"/>
          <table:table-cell table:style-name="ce12"/>
          <table:table-cell table:style-name="ce9"/>
          <table:table-cell table:style-name="ce12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65pt" draw:caption-point-x="-11.54pt" draw:caption-point-y="-22.99pt">
              <dc:date>2023-06-19T00:00:00</dc:date>
              <text:p text:style-name="P1">Página redireciona automaticamente para outra página</text:p>
              <text:p text:style-name="P1"><text:tab/>-Wendel Fernandes de Lana</text:p>
            </office:annotation>
            <text:p>Redirecionamento auto</text:p>
          </table:table-cell>
          <table:table-cell table:style-name="ce9" table:number-columns-repeated="4"/>
          <table:table-cell table:style-name="ce12"/>
          <table:table-cell table:style-name="ce9"/>
          <table:table-cell table:style-name="ce12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80.74pt" draw:caption-point-x="-11.54pt" draw:caption-point-y="-22.96pt">
              <dc:date>2023-06-19T00:00:00</dc:date>
              <text:p text:style-name="P1">Há alguma situação em que a tela da página se torna inacessível, interrompe fluxo do usuário</text:p>
              <text:p text:style-name="P1"><text:tab/>-Wendel Fernandes de Lana</text:p>
            </office:annotation>
            <text:p>Intermitência de tela</text:p>
          </table:table-cell>
          <table:table-cell table:style-name="ce9" table:number-columns-repeated="4"/>
          <table:table-cell table:style-name="ce12"/>
          <table:table-cell table:style-name="ce9"/>
          <table:table-cell table:style-name="ce12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196.5pt" draw:caption-point-x="-11.54pt" draw:caption-point-y="-22.99pt">
              <dc:date>2023-06-19T00:00:00</dc:date>
              <text:p text:style-name="P1">Algum elemento da página se atualiza/altera em um intervalo de tempo na página</text:p>
              <text:p text:style-name="P1"><text:tab/>-Wendel Fernandes de Lana</text:p>
            </office:annotation>
            <text:p>Alteração periódica</text:p>
          </table:table-cell>
          <table:table-cell table:style-name="ce9" table:number-columns-repeated="4"/>
          <table:table-cell table:style-name="ce12"/>
          <table:table-cell table:style-name="ce9"/>
          <table:table-cell table:style-name="ce1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5">
            <text:p>Conteúdo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212.26pt" draw:caption-point-x="-11.54pt" draw:caption-point-y="-22.99pt">
              <dc:date>2023-06-19T00:00:00</dc:date>
              <text:p text:style-name="P1">O idioma principal da página é indicado</text:p>
              <text:p text:style-name="P1"><text:tab/>-Wendel Fernandes de Lana</text:p>
            </office:annotation>
            <text:p>Idioma identificável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227.99pt" draw:caption-point-x="-11.54pt" draw:caption-point-y="-22.96pt">
              <dc:date>2023-06-19T00:00:00</dc:date>
              <text:p text:style-name="P1">Há um título descritivo e informativo na página, exemplo: Formulário de Acesso à Informação</text:p>
              <text:p text:style-name="P1"><text:tab/>-Wendel Fernandes de Lana</text:p>
            </office:annotation>
            <text:p>Título descritivo e informativ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3" draw:text-style-name="P2" svg:width="309.09pt" svg:height="44.25pt" svg:x="207.1pt" svg:y="243.75pt" draw:caption-point-x="-11.54pt" draw:caption-point-y="-22.99pt">
              <dc:date>2023-06-19T00:00:00</dc:date>
              <text:p text:style-name="P1">Há uma descrição daquele link, ou seja, indicação para onde o usuário será levado</text:p>
              <text:p text:style-name="P1"><text:tab/>-Wendel Fernandes de Lana</text:p>
            </office:annotation>
            <text:p>Links são descritivo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4" draw:text-style-name="P2" svg:width="309.09pt" svg:height="46.49pt" svg:x="207.1pt" svg:y="259.51pt" draw:caption-point-x="-11.54pt" draw:caption-point-y="-22.99pt">
              <dc:date>2023-06-19T00:00:00</dc:date>
              <text:p text:style-name="P1">Há textos alternativos para elementos gráficos na página, exemplo: imagens com texto descritivo</text:p>
              <text:p text:style-name="P1"><text:tab/>-Wendel Fernandes de Lana</text:p>
            </office:annotation>
            <text:p>Texto alternativ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5" draw:text-style-name="P2" svg:width="309.09pt" svg:height="48.76pt" svg:x="207.1pt" svg:y="275.24pt" draw:caption-point-x="-11.54pt" draw:caption-point-y="-22.96pt">
              <dc:date>2023-06-19T00:00:00</dc:date>
              <text:p text:style-name="P1">Há uma explicação para abreviaturas, siglas e palavras incomuns na página</text:p>
              <text:p text:style-name="P1"><text:tab/>-Wendel Fernandes de Lana</text:p>
            </office:annotation>
            <text:p>Definir palavras incomun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3">
            <text:p>Apresentação</text:p>
          </table:table-cell>
          <table:table-cell table:style-name="ce1" office:value-type="string" calcext:value-type="string">
            <office:annotation draw:style-name="gr6" draw:text-style-name="P2" svg:width="309.09pt" svg:height="47.23pt" svg:x="207.1pt" svg:y="292.51pt" draw:caption-point-x="-11.54pt" draw:caption-point-y="-24.49pt">
              <dc:date>2023-06-19T00:00:00</dc:date>
              <text:p text:style-name="P1">Contraste da página é aceitável e deixa o conteúdo visível</text:p>
              <text:p text:style-name="P1"><text:tab/>-Wendel Fernandes de Lana</text:p>
            </office:annotation>
            <text:p>Contraste 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3">
          <table:covered-table-cell table:style-name="ce3"/>
          <table:table-cell table:style-name="ce1" office:value-type="string" calcext:value-type="string">
            <office:annotation draw:style-name="gr7" draw:text-style-name="P2" svg:width="309.09pt" svg:height="44.99pt" svg:x="207.1pt" svg:y="310.51pt" draw:caption-point-x="-11.54pt" draw:caption-point-y="-25.23pt">
              <dc:date>2023-06-19T00:00:00</dc:date>
              <text:p text:style-name="P1">É possível redimensionar a página sem perder a funcionalidade</text:p>
              <text:p text:style-name="P1"><text:tab/>-Wendel Fernandes de Lana</text:p>
            </office:annotation>
            <text:p>Redimensionament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3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328.51pt" draw:caption-point-x="-11.54pt" draw:caption-point-y="-25.23pt">
              <dc:date>2023-06-19T00:00:00</dc:date>
              <text:p text:style-name="P1">Elemento que o usuário está interagindo no momento é evidente, há uma indicação da posição do usuário na página</text:p>
              <text:p text:style-name="P1"><text:tab/>-Wendel Fernandes de Lana</text:p>
            </office:annotation>
            <text:p>Elemento de foco é evidente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Multimídia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344.24pt" draw:caption-point-x="-11.54pt" draw:caption-point-y="-22.96pt">
              <dc:date>2023-06-19T00:00:00</dc:date>
              <text:p text:style-name="P1">Há um elemento de interpretador/leitor de libras para os elementos textuais da página</text:p>
              <text:p text:style-name="P1"><text:tab/>-Wendel Fernandes de Lana</text:p>
            </office:annotation>
            <text:p>Interpretador de libra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Formulário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360pt" draw:caption-point-x="-11.54pt" draw:caption-point-y="-22.99pt">
              <dc:date>2023-06-19T00:00:00</dc:date>
              <text:p text:style-name="P1">Os botões da página, mesmo aqueles com apenas imagem ou seta, tem alguma descrição textual do que faz</text:p>
              <text:p text:style-name="P1"><text:tab/>-Wendel Fernandes de Lana</text:p>
            </office:annotation>
            <text:p>Botões com descriçã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2" draw:text-style-name="P2" svg:width="309.09pt" svg:height="42.72pt" svg:x="207.1pt" svg:y="375.76pt" draw:caption-point-x="-11.54pt" draw:caption-point-y="-22.99pt">
              <dc:date>2023-06-19T00:00:00</dc:date>
              <text:p text:style-name="P1">Os campos do formulário possuem etiquetas (label/tag)</text:p>
              <text:p text:style-name="P1"><text:tab/>-Wendel Fernandes de Lana</text:p>
            </office:annotation>
            <text:p>Campos com etiqueta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391.49pt" draw:caption-point-x="-11.54pt" draw:caption-point-y="-22.96pt">
              <dc:date>2023-06-19T00:00:00</dc:date>
              <text:p text:style-name="P1">Não há uma quebra de navegação através da tecla tab e do que se visualiza na página</text:p>
              <text:p text:style-name="P1"><text:tab/>-Wendel Fernandes de Lana</text:p>
            </office:annotation>
            <text:p>Ordem lógica de navegação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407.25pt" draw:caption-point-x="-11.54pt" draw:caption-point-y="-22.99pt">
              <dc:date>2023-06-19T00:00:00</dc:date>
              <text:p text:style-name="P1">Ao inserir ou enviar dados incorretos, há um indicativo nos campos em que ocorreram erros</text:p>
              <text:p text:style-name="P1"><text:tab/>-Wendel Fernandes de Lana</text:p>
            </office:annotation>
            <text:p>Indicativo de valores errado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422.99pt" draw:caption-point-x="-11.54pt" draw:caption-point-y="-22.96pt">
              <dc:date>2023-06-19T00:00:00</dc:date>
              <text:p text:style-name="P1">Campos similares são agrupados, como nome e sobrenome próximos</text:p>
              <text:p text:style-name="P1"><text:tab/>-Wendel Fernandes de Lana</text:p>
            </office:annotation>
            <text:p>Campos agrupado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438.75pt" draw:caption-point-x="-11.54pt" draw:caption-point-y="-22.99pt">
              <dc:date>2023-06-19T00:00:00</dc:date>
              <text:p text:style-name="P1">Os elementos como CAPTCHA são acessíveis, ou seja, oferecem forma de áudio</text:p>
              <text:p text:style-name="P1"><text:tab/>-Wendel Fernandes de Lana</text:p>
            </office:annotation>
            <text:p>Elementos acessíveis</text:p>
          </table:table-cell>
          <table:table-cell table:style-name="ce8" table:number-columns-repeated="4"/>
          <table:table-cell table:style-name="ce11"/>
          <table:table-cell table:style-name="ce8"/>
          <table:table-cell table:style-name="ce11"/>
          <table:table-cell table:style-name="ce13" office:value-type="string" calcext:value-type="string" table:number-columns-spanned="1" table:number-rows-spanned="4">
            <text:p>*campo importante, se não for acessível é possível que uma pessoa com deficiência não conseguiria realizar a solicitação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PONTUAÇÃO TOTAL</text:p>
          </table:table-cell>
          <table:covered-table-cell table:style-name="ce7"/>
          <table:table-cell table:style-name="ce10" table:formula="of:=CONCATENATE(SUM(COUNTIF([.C2:.C6]; &quot;=SIM&quot;);COUNTIF([.C7]; &quot;=NÃO&quot;);COUNTIF([.C8]; &quot;=SIM&quot;);COUNTIF([.C9:.C12]; &quot;=NÃO&quot;);COUNTIF([.C13:.C27]; &quot;=SIM&quot;));&quot;/26&quot;)" office:value-type="string" office:string-value="0/26" calcext:value-type="string">
            <text:p>0/26</text:p>
          </table:table-cell>
          <table:table-cell table:style-name="ce10" table:formula="of:=CONCATENATE(SUM(COUNTIF([.D2:.D6]; &quot;=SIM&quot;);COUNTIF([.D7]; &quot;=NÃO&quot;);COUNTIF([.D8]; &quot;=SIM&quot;);COUNTIF([.D9:.D12]; &quot;=NÃO&quot;);COUNTIF([.D13:.D27]; &quot;=SIM&quot;));&quot;/26&quot;)" office:value-type="string" office:string-value="0/26" calcext:value-type="string">
            <text:p>0/26</text:p>
          </table:table-cell>
          <table:table-cell table:style-name="ce10" table:formula="of:=CONCATENATE(SUM(COUNTIF([.E2:.E6]; &quot;=SIM&quot;);COUNTIF([.E7]; &quot;=NÃO&quot;);COUNTIF([.E8]; &quot;=SIM&quot;);COUNTIF([.E9:.E12]; &quot;=NÃO&quot;);COUNTIF([.E13:.E27]; &quot;=SIM&quot;));&quot;/26&quot;)" office:value-type="string" office:string-value="0/26" calcext:value-type="string">
            <text:p>0/26</text:p>
          </table:table-cell>
          <table:table-cell table:style-name="ce10" table:formula="of:=CONCATENATE(SUM(COUNTIF([.F2:.F6]; &quot;=SIM&quot;);COUNTIF([.F7]; &quot;=NÃO&quot;);COUNTIF([.F8]; &quot;=SIM&quot;);COUNTIF([.F9:.F12]; &quot;=NÃO&quot;);COUNTIF([.F13:.F27]; &quot;=SIM&quot;));&quot;/26&quot;)" office:value-type="string" office:string-value="0/26" calcext:value-type="string">
            <text:p>0/26</text:p>
          </table:table-cell>
          <table:table-cell table:style-name="ce10" table:formula="of:=CONCATENATE(SUM(COUNTIF([.G2:.G6]; &quot;=SIM&quot;);COUNTIF([.G7]; &quot;=NÃO&quot;);COUNTIF([.G8]; &quot;=SIM&quot;);COUNTIF([.G9:.G12]; &quot;=NÃO&quot;);COUNTIF([.G13:.G27]; &quot;=SIM&quot;));&quot;/26&quot;)" office:value-type="string" office:string-value="0/26" calcext:value-type="string">
            <text:p>0/26</text:p>
          </table:table-cell>
          <table:table-cell table:style-name="ce10" table:formula="of:=CONCATENATE(SUM(COUNTIF([.H2:.H6]; &quot;=SIM&quot;);COUNTIF([.H7]; &quot;=NÃO&quot;);COUNTIF([.H8]; &quot;=SIM&quot;);COUNTIF([.H9:.H12]; &quot;=NÃO&quot;);COUNTIF([.H13:.H27]; &quot;=SIM&quot;));&quot;/26&quot;)" office:value-type="string" office:string-value="0/26" calcext:value-type="string">
            <text:p>0/26</text:p>
          </table:table-cell>
          <table:table-cell table:style-name="ce10" table:formula="of:=CONCATENATE(SUM(COUNTIF([.I2:.I6]; &quot;=SIM&quot;);COUNTIF([.I7]; &quot;=NÃO&quot;);COUNTIF([.I8]; &quot;=SIM&quot;);COUNTIF([.I9:.I12]; &quot;=NÃO&quot;);COUNTIF([.I13:.I27]; &quot;=SIM&quot;));&quot;/26&quot;)" office:value-type="string" office:string-value="0/26" calcext:value-type="string">
            <text:p>0/26</text:p>
          </table:table-cell>
          <table:covered-table-cell/>
          <table:table-cell table:number-columns-repeated="1014"/>
        </table:table-row>
        <table:table-row table:style-name="ro4">
          <table:table-cell table:number-columns-repeated="9"/>
          <table:covered-table-cell/>
          <table:table-cell table:number-columns-repeated="1014"/>
        </table:table-row>
        <table:table-row table:style-name="ro4">
          <table:table-cell table:number-columns-repeated="9"/>
          <table:covered-table-cell/>
          <table:table-cell table:number-columns-repeated="101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C2EDB0BB_37B5_4C62_860D_0BD50B78BB8A_.wvu.FilterData" table:base-cell-address="$USP.$A$1" table:cell-range-address="$USP.$C$2:.$C$6"/>
        </table:named-expressions>
        <calcext:conditional-formats>
          <calcext:conditional-format calcext:target-range-address="USP.C2:USP.I6 USP.C8:USP.I8 USP.C13:USP.I27">
            <calcext:condition calcext:apply-style-name="ConditionalStyle_1" calcext:value="contains-text(&quot;SIM&quot;)" calcext:base-cell-address="USP.C2"/>
          </calcext:conditional-format>
          <calcext:conditional-format calcext:target-range-address="USP.C2:USP.I6 USP.C8:USP.I8 USP.C13:USP.I27">
            <calcext:condition calcext:apply-style-name="ConditionalStyle_2" calcext:value="contains-text(&quot;NÃO&quot;)" calcext:base-cell-address="USP.C2"/>
          </calcext:conditional-format>
          <calcext:conditional-format calcext:target-range-address="USP.C7:USP.I7 USP.C9:USP.I12">
            <calcext:condition calcext:apply-style-name="ConditionalStyle_1" calcext:value="contains-text(&quot;NÃO&quot;)" calcext:base-cell-address="USP.C7"/>
          </calcext:conditional-format>
          <calcext:conditional-format calcext:target-range-address="USP.C7:USP.I7 USP.C9:USP.I12">
            <calcext:condition calcext:apply-style-name="ConditionalStyle_2" calcext:value="contains-text(&quot;SIM&quot;)" calcext:base-cell-address="USP.C7"/>
          </calcext:conditional-format>
        </calcext:conditional-formats>
      </table:table>
      <table:table table:name="Unicamp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eck (SIM/NÃO)</text:p>
          </table:table-cell>
          <table:covered-table-cell table:style-name="ce7"/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Matheus</text:p>
          </table:table-cell>
          <table:table-cell table:style-name="ce1" office:value-type="string" calcext:value-type="string">
            <text:p>Normando</text:p>
          </table:table-cell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Wend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Modelação</text:p>
          </table:table-cell>
          <table:table-cell table:style-name="ce1" office:value-type="string" calcext:value-type="string">
            <text:p>HTML organizad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Níveis de cabeçalh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Tabulação (recuo)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Âncoras (tab)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Links separado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Aba, popup indesejado</text:p>
          </table:table-cell>
          <table:table-cell table:style-name="ce15" table:number-columns-repeated="6"/>
          <table:table-cell table:style-name="ce1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5">
            <text:p>Comportamento</text:p>
          </table:table-cell>
          <table:table-cell table:style-name="ce1" office:value-type="string" calcext:value-type="string">
            <text:p>Funções via teclad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Atualização automática</text:p>
          </table:table-cell>
          <table:table-cell table:style-name="ce15" table:number-columns-repeated="6"/>
          <table:table-cell table:style-name="ce18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Redirecionamento auto</text:p>
          </table:table-cell>
          <table:table-cell table:style-name="ce15" table:number-columns-repeated="6"/>
          <table:table-cell table:style-name="ce18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Intermitência de tela</text:p>
          </table:table-cell>
          <table:table-cell table:style-name="ce15" table:number-columns-repeated="6"/>
          <table:table-cell table:style-name="ce18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Alteração periódica</text:p>
          </table:table-cell>
          <table:table-cell table:style-name="ce15" table:number-columns-repeated="6"/>
          <table:table-cell table:style-name="ce1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5">
            <text:p>Conteúdo</text:p>
          </table:table-cell>
          <table:table-cell table:style-name="ce1" office:value-type="string" calcext:value-type="string">
            <text:p>Idioma identificável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Título descritivo e informativ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Links são descritivo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Texto alternativ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Definir palavras incomun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3">
            <text:p>Apresentação</text:p>
          </table:table-cell>
          <table:table-cell table:style-name="ce1" office:value-type="string" calcext:value-type="string">
            <text:p>Contraste 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3">
          <table:covered-table-cell table:style-name="ce3"/>
          <table:table-cell table:style-name="ce1" office:value-type="string" calcext:value-type="string">
            <text:p>Redimensionament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3">
          <table:covered-table-cell table:style-name="ce4"/>
          <table:table-cell table:style-name="ce1" office:value-type="string" calcext:value-type="string">
            <text:p>Elemento de foco é evidente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table-cell table:style-name="ce2" office:value-type="string" calcext:value-type="string">
            <text:p>Multimídia</text:p>
          </table:table-cell>
          <table:table-cell table:style-name="ce1" office:value-type="string" calcext:value-type="string">
            <text:p>Interpretador de libra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Formulário</text:p>
          </table:table-cell>
          <table:table-cell table:style-name="ce1" office:value-type="string" calcext:value-type="string">
            <text:p>Botões com descriçã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Campos com etiqueta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Ordem lógica de navegação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Indicativo de valores errado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Campos agrupado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Elementos acessíveis</text:p>
          </table:table-cell>
          <table:table-cell table:style-name="ce14" table:number-columns-repeated="6"/>
          <table:table-cell table:style-name="ce17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2" table:number-rows-spanned="1">
            <text:p>PONTUAÇÃO TOTAL</text:p>
          </table:table-cell>
          <table:covered-table-cell table:style-name="ce7"/>
          <table:table-cell table:style-name="ce16" table:formula="of:=CONCATENATE(SUM(COUNTIF([.C2:.C6]; &quot;=SIM&quot;);COUNTIF([.C7]; &quot;=NÃO&quot;);COUNTIF([.C8]; &quot;=SIM&quot;);COUNTIF([.C9:.C12]; &quot;=NÃO&quot;);COUNTIF([.C13:.C27]; &quot;=SIM&quot;));&quot;/26&quot;)" office:value-type="string" office:string-value="0/26" calcext:value-type="string">
            <text:p>0/26</text:p>
          </table:table-cell>
          <table:table-cell table:style-name="ce16" table:formula="of:=CONCATENATE(SUM(COUNTIF([.D2:.D6]; &quot;=SIM&quot;);COUNTIF([.D7]; &quot;=NÃO&quot;);COUNTIF([.D8]; &quot;=SIM&quot;);COUNTIF([.D9:.D12]; &quot;=NÃO&quot;);COUNTIF([.D13:.D27]; &quot;=SIM&quot;));&quot;/26&quot;)" office:value-type="string" office:string-value="0/26" calcext:value-type="string">
            <text:p>0/26</text:p>
          </table:table-cell>
          <table:table-cell table:style-name="ce16" table:formula="of:=CONCATENATE(SUM(COUNTIF([.E2:.E6]; &quot;=SIM&quot;);COUNTIF([.E7]; &quot;=NÃO&quot;);COUNTIF([.E8]; &quot;=SIM&quot;);COUNTIF([.E9:.E12]; &quot;=NÃO&quot;);COUNTIF([.E13:.E27]; &quot;=SIM&quot;));&quot;/26&quot;)" office:value-type="string" office:string-value="0/26" calcext:value-type="string">
            <text:p>0/26</text:p>
          </table:table-cell>
          <table:table-cell table:style-name="ce16" table:formula="of:=CONCATENATE(SUM(COUNTIF([.F2:.F6]; &quot;=SIM&quot;);COUNTIF([.F7]; &quot;=NÃO&quot;);COUNTIF([.F8]; &quot;=SIM&quot;);COUNTIF([.F9:.F12]; &quot;=NÃO&quot;);COUNTIF([.F13:.F27]; &quot;=SIM&quot;));&quot;/26&quot;)" office:value-type="string" office:string-value="0/26" calcext:value-type="string">
            <text:p>0/26</text:p>
          </table:table-cell>
          <table:table-cell table:style-name="ce16" table:formula="of:=CONCATENATE(SUM(COUNTIF([.G2:.G6]; &quot;=SIM&quot;);COUNTIF([.G7]; &quot;=NÃO&quot;);COUNTIF([.G8]; &quot;=SIM&quot;);COUNTIF([.G9:.G12]; &quot;=NÃO&quot;);COUNTIF([.G13:.G27]; &quot;=SIM&quot;));&quot;/26&quot;)" office:value-type="string" office:string-value="0/26" calcext:value-type="string">
            <text:p>0/26</text:p>
          </table:table-cell>
          <table:table-cell table:style-name="ce16" table:formula="of:=CONCATENATE(SUM(COUNTIF([.H2:.H6]; &quot;=SIM&quot;);COUNTIF([.H7]; &quot;=NÃO&quot;);COUNTIF([.H8]; &quot;=SIM&quot;);COUNTIF([.H9:.H12]; &quot;=NÃO&quot;);COUNTIF([.H13:.H27]; &quot;=SIM&quot;));&quot;/26&quot;)" office:value-type="string" office:string-value="0/26" calcext:value-type="string">
            <text:p>0/26</text:p>
          </table:table-cell>
          <table:table-cell table:style-name="ce16" table:formula="of:=CONCATENATE(SUM(COUNTIF([.I2:.I6]; &quot;=SIM&quot;);COUNTIF([.I7]; &quot;=NÃO&quot;);COUNTIF([.I8]; &quot;=SIM&quot;);COUNTIF([.I9:.I12]; &quot;=NÃO&quot;);COUNTIF([.I13:.I27]; &quot;=SIM&quot;));&quot;/26&quot;)" office:value-type="string" office:string-value="0/26" calcext:value-type="string">
            <text:p>0/26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C2EDB0BB_37B5_4C62_860D_0BD50B78BB8A_.wvu.FilterData" table:base-cell-address="$USP.$A$1" table:cell-range-address="$Unicamp.$C$2:.$C$6"/>
        </table:named-expressions>
        <calcext:conditional-formats>
          <calcext:conditional-format calcext:target-range-address="Unicamp.C2:Unicamp.I6 Unicamp.C8:Unicamp.I8 Unicamp.C13:Unicamp.I27">
            <calcext:condition calcext:apply-style-name="ConditionalStyle_1" calcext:value="contains-text(&quot;SIM&quot;)" calcext:base-cell-address="Unicamp.C2"/>
          </calcext:conditional-format>
          <calcext:conditional-format calcext:target-range-address="Unicamp.C2:Unicamp.I6 Unicamp.C8:Unicamp.I8 Unicamp.C13:Unicamp.I27">
            <calcext:condition calcext:apply-style-name="ConditionalStyle_2" calcext:value="contains-text(&quot;NÃO&quot;)" calcext:base-cell-address="Unicamp.C2"/>
          </calcext:conditional-format>
          <calcext:conditional-format calcext:target-range-address="Unicamp.C7:Unicamp.I7 Unicamp.C9:Unicamp.I12">
            <calcext:condition calcext:apply-style-name="ConditionalStyle_1" calcext:value="contains-text(&quot;NÃO&quot;)" calcext:base-cell-address="Unicamp.C7"/>
          </calcext:conditional-format>
          <calcext:conditional-format calcext:target-range-address="Unicamp.C7:Unicamp.I7 Unicamp.C9:Unicamp.I12">
            <calcext:condition calcext:apply-style-name="ConditionalStyle_2" calcext:value="contains-text(&quot;SIM&quot;)" calcext:base-cell-address="Unicamp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066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P" style:display-name="PageStyle_U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camp" style:display-name="PageStyle_Unicam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7" meta:object-count="0"/>
    <meta:generator>LibreOfficeDev/6.0.5.2$Linux_X86_64 LibreOffice_project/</meta:generator>
  </office:meta>
</office:document-meta>
</file>